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64.08mm"/>
    </style:style>
    <style:style style:name="co17" style:family="table-column">
      <style:table-column-properties fo:break-before="auto" style:column-width="68.7mm"/>
    </style:style>
    <style:style style:name="co18" style:family="table-column">
      <style:table-column-properties fo:break-before="auto" style:column-width="94.3mm"/>
    </style:style>
    <style:style style:name="co19" style:family="table-column">
      <style:table-column-properties fo:break-before="auto" style:column-width="88.32mm"/>
    </style:style>
    <style:style style:name="co20" style:family="table-column">
      <style:table-column-properties fo:break-before="auto" style:column-width="34.57mm"/>
    </style:style>
    <style:style style:name="co21" style:family="table-column">
      <style:table-column-properties fo:break-before="auto" style:column-width="82.87mm"/>
    </style:style>
    <style:style style:name="co22" style:family="table-column">
      <style:table-column-properties fo:break-before="auto" style:column-width="62.99mm"/>
    </style:style>
    <style:style style:name="co23" style:family="table-column">
      <style:table-column-properties fo:break-before="auto" style:column-width="66.53mm"/>
    </style:style>
    <style:style style:name="co24" style:family="table-column">
      <style:table-column-properties fo:break-before="auto" style:column-width="55.92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9" table:default-cell-style-name="Default"/>
        <table:table-column table:style-name="co4" table:number-columns-repeated="2" table:default-cell-style-name="ce4"/>
        <table:table-column table:style-name="co4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36.24mm" svg:y="0mm" draw:caption-point-x="-6.1mm" draw:caption-point-y="0.1mm">
              <dc:date>2017-12-08T00:00:00</dc:date>
              <text:p text:style-name="P1"><text:span text:style-name="T1">Este campo deverá ser preenchido com:</text:span></text:p>
              <text:p text:style-name="P1"><text:span text:style-name="T1">0 – o valor do item (vProd) não compõe o valor total da NF-e (vProd)</text:span></text:p>
              <text:p text:style-name="P1"><text:span text:style-name="T1">1 – o valor do item (vProd) compõe o valor total da NF-e (vProd) (v2.0)</text:span>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5" office:value-type="string" calcext:value-type="string">
            <office:annotation draw:style-name="gr2" draw:text-style-name="P2" svg:width="28.99mm" svg:height="45.46mm" svg:x="571.71mm" svg:y="0mm" draw:caption-point-x="-6.1mm" draw:caption-point-y="0.1mm">
              <dc:date>2017-12-07T00:00:00</dc:date>
              <text:p text:style-name="P1"><text:span text:style-name="T1">Origem da mercadoria:</text:span></text:p>
              <text:p text:style-name="P1"><text:span text:style-name="T1">0 – Nacional;</text:span></text:p>
              <text:p text:style-name="P1"><text:span text:style-name="T1">1 – Estrangeira – Importação direta;</text:span></text:p>
              <text:p text:style-name="P1"><text:span text:style-name="T1">2 – Estrangeira – Adquirida no</text:span></text:p>
              <text:p text:style-name="P1"><text:span text:style-name="T1">mercado interno. (v2.0)</text:span></text:p>
              <text:p text:style-name="P1"><text:span text:style-name="T1"/></text:p>
            </office:annotation>
            <text:p>orig</text:p>
          </table:table-cell>
          <table:table-cell table:style-name="ce5" office:value-type="string" calcext:value-type="string">
            <office:annotation draw:style-name="gr3" draw:text-style-name="P2" svg:width="28.99mm" svg:height="13.86mm" svg:x="594.29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5" office:value-type="string" calcext:value-type="string">
            <office:annotation draw:style-name="gr4" draw:text-style-name="P2" svg:width="28.99mm" svg:height="57.31mm" svg:x="616.87mm" svg:y="0mm" draw:caption-point-x="-6.1mm" draw:caption-point-y="0.1mm">
              <dc:date>2017-12-07T00:00:00</dc:date>
              <text:p text:style-name="P1"><text:span text:style-name="T1">Modalidade de determinação da BC do ICMS</text:span></text:p>
              <text:p text:style-name="P1"><text:span text:style-name="T1"/></text:p>
              <text:p text:style-name="P1"><text:span text:style-name="T1">0 - Margem Valor Agregado (%);</text:span></text:p>
              <text:p text:style-name="P1"><text:span text:style-name="T1">1 - Pauta (Valor);</text:span></text:p>
              <text:p text:style-name="P1"><text:span text:style-name="T1">2 - Preço Tabelado Máx. (valor);</text:span></text:p>
              <text:p text:style-name="P1"><text:span text:style-name="T1">3 - valor da 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26 - ACABAMENTO AUTOMOTIVO EM PLASTICO ABS CROMADO DO PARA-CHOQUE TRASEIRO TIPO FRISO BUMPER PARA O AUTOMOVEL CIVIC 16. (SEM PINTURA E POLIMENTO NA PARTE TRASEIRA DAS PECAS, 3 QUALID)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 ACABAMENTO AUTOMOTIVO DA GRADE DE BAIXO DO PARACHOQUE DIANTEIRO TIPO FRISO, 2 PECAS UMA DE CIMA E OUTRA DE BAIXO, EM PLASTICO ABS CROMADO COMPATIVEL COM AUTOMOVEL? HONDA CIVIC 2016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OBL-14-26-31 - SOLEIRA AUTOMOTIVA DAS PORTAS, PARTE ACESSORIA DE AUTOMOVEL, PARA HRV? (CONJUNTO: 4 PECAS) . ( 3? QUALIDADE SEM ACABAMENTO/POLIMENTO NA PARTE TRASEIRA DAS PECAS,MATERIAL: PLASTICO ABS E ACO INOX)?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OBL-16-37-25 - ACABAMENTO AUTOMOTIVO EM PLASTICO ABS CROMADO, CENTRAL,? DO PARA-CHOQUE DIANTEIRO PARA O AUTOMOVEL?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6-37-19 - ACABAMENTO AUTOMOTIVO TIPO MOLDURA EM VOLTA DO PORTA COPOS NO CONSOLE CENTRAL, EM PLASTICO ABS COMPATIVEL COM AUTOMOVEL JEEP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4-23-07 - ACABAMENTO AUTOMOTIVO TIPO MOLDURA PARA AS MACANETAS EXTERNAS, DIANTEIRAS E TRASEIRAS, CONJUNTO DE 8 PCS, EM PLASTICO ABS CROMADO, COMPATIVEL COM O AUTOMOVEL HYUNDAI CRET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4-23-006 - ACABAMENTO AUTOMOTIVO EM ACO INOX TIPO FRISO DAS JANELAS COMPATIVEL COM? AUTMOVEL HYUNDAI CRE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 ACABAMENTO AUTOMOTIVO TIPO MOLDURA EM VOLTA DAS MACANETAS INTERNAS, EM PLASTICO ABS? (CONJUNTO DE 4 PECAS,UMA PARA CADA PORTA ) COMPATIVEL COM AUTOMOVEL JEEP? RENEGADE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7-13-006 - ACABAMENTO AUTOMOTIVO EM ACO INOX TIPO FRISO DAS JANELAS COMPATIVEL COM? AUTMOVEL COROLLA,CONJUNTO? DE 4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00-00-01ZF - ACABAMENTO AUTOMOTIVO EM ACO INOX TIPO FRISO DAS JANELAS COMPATIVEL COM? AUTMOVEL JET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-14-35-22 - ACABAMENTO AUTOMOTIVO TIPO MOLDURAS LATERAIS TIPO FRISO PARTE DE BAIXO, EM PLASTICO ABS CROMADO, PAR,? COMPATIVEL COM AUTOMOVEL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OBL-14-17-21 - ACABAMENTO AUTOMOTIVO TIPO MOLDURA EM VOLTA DAS MACANETAS INTERNAS, EM PLASTICO ABS (CONJUNTO DE 4 PECAS,UMA PARA CADA PORTA ) COMPATIVEL COM AUTOMOVEL COROLL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OBL-16-37-19T - ACABAMENTO AUTOMOTIVO DO ENTORNO DO PAINEL DA ALAVANCA DE CAMBIO, EM PLASTICO ABS PINTADO,COMPATIVEL COM AUTOMOVEL JEEP COMPAS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4-23-19E - ACABAMENTO AUTOMOTIVO TIPO MOLDURA EM VOLTA DO PORTA COPOS NO CONSOLE CENTRAL, EM PLASTICO ABS PINTADO COMPATIVEL COM AUTOMOVEL HYUNDAI CRETA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6-37-32 - ACABAMENTO AUTOMOTIVO EM? ACO INOX? TIPO FRISO DO PORTA MALA (PARTE PROX AO PARACHOQUE) COMPATIVEL COM O O AUTOMOVEL JEEP COMPASS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OBL-16.08.19BQH - ACABAMENTO AUTOMOTIVO TIPO MOLDURA DOS COMANDOSBOTOES INTERNOS DE ACIONAMENTO DOS VIDROS, EM PLASTICO ABS PINTADO (CONJUNTO DE 4 PECAS,UMA PARA CADA PORTA ) COMPATIVEL COM AUTOMOVEL HONDA CIVIC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5-27-07LS - ACABAMENTO AUTOMOTIVO TIPO MOLDURA PARA AS MACANETAS EXTERNAS, DIANTEIRAS E TRASEIRAS, CONJUNTO DE 8 PCS, EM PLASTICO ABS CROMADO, COMPATIVEL COM O AUTOMOVEL RENAULT KICK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7-14-19SBK - ACABAMENTO AUTOMOTIVO TIPO MOLDURA EM VOLTA DO PORTA COPOS NO CONSOLE CENTRAL, EM PLASTICO ABS PINTADO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7-14-19NLS - ACABAMENTO AUTOMOTIVO TIPO MOLDURA EM VOLTA DAS MACANETAS INTERNAS, EM PLASTICO ABS? PINTADO (CONJUNTO DE 4 PECAS,UMA PARA CADA PORTA )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OBL-14-26-27 - ACABAMENTO AUTOMOTIVO INTERNO EM PLASTICO ABS PINTADO PARA AS SAIDAS DE ARVENTO INTERNAS DO PAINEL (CONJUNTO DE 5 PECAS) COMPATIVEL COM AUTOMOVEL?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6-37-19NLS - ACABAMENTO AUTOMOTIVO TIPO MOLDURA EM VOLTA DAS MACANETAS INTERNAS, EM PLASTICO ABS? (CONJUNTO DE 4 PECAS,UMA PARA CADA PORTA ) COMPATIVEL COM AUTOMOVEL JEEP COMPAS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1048552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Dados" table:style-name="ta1">
        <table:table-column table:style-name="co23" table:default-cell-style-name="Default"/>
        <table:table-column table:style-name="co24" table:default-cell-style-name="ce20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DI</text:p>
          </table:table-cell>
          <table:table-cell table:style-name="ce17" office:value-type="string" calcext:value-type="string">
            <text:p>17/1660795-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âmbio</text:p>
          </table:table-cell>
          <table:table-cell table:style-name="ce18" office:value-type="float" office:value="3.1674" calcext:value-type="float">
            <text:p>3,1674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19" office:value-type="float" office:value="214.5" calcext:value-type="float">
            <text:p>214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ICMS ( RECOLHIDO )</text:p>
          </table:table-cell>
          <table:table-cell table:style-name="ce17" office:value-type="float" office:value="1222.13" calcext:value-type="float">
            <text:p>1.222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FOB</text:p>
          </table:table-cell>
          <table:table-cell table:style-name="ce17" office:value-type="float" office:value="2248.85" calcext:value-type="float">
            <text:p>2.248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ACRESC.TRIB</text:p>
          </table:table-cell>
          <table:table-cell table:style-name="ce17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DEDUC.TRIB</text:p>
          </table:table-cell>
          <table:table-cell table:style-name="ce17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FRETE</text:p>
          </table:table-cell>
          <table:table-cell table:style-name="ce17" office:value-type="float" office:value="1668.46" calcext:value-type="float">
            <text:p>1.668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SEGURO</text:p>
          </table:table-cell>
          <table:table-cell table:style-name="ce17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ve</text:p>
          </table:table-cell>
          <table:table-cell table:style-name="ce15" office:value-type="string" calcext:value-type="string">
            <text:p>28170914626983000180550010000073421</text:p>
          </table:table-cell>
          <table:table-cell table:style-name="ce15"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table:style-name="ce15" office:value-type="string" calcext:value-type="string">
            <text:p>28</text:p>
          </table:table-cell>
          <table:table-cell table:style-name="ce15"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15" office:value-type="string" calcext:value-type="string">
            <text:p>NCM</text:p>
          </table:table-cell>
          <table:table-cell table:style-name="ce15" office:value-type="string" calcext:value-type="string">
            <text:p>87082999</text:p>
          </table:table-cell>
          <table:table-cell table:number-columns-repeated="2"/>
        </table:table-row>
        <table:table-row table:style-name="ro2" table:number-rows-repeated="104856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4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4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10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4" table:default-cell-style-name="Default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0" table:default-cell-style-name="Default"/>
        <table:table-column table:style-name="co21" table:default-cell-style-name="ce12"/>
        <table:table-row table:style-name="ro2">
          <table:table-cell table:style-name="ce10" office:value-type="string" calcext:value-type="string">
            <text:p>Campo</text:p>
          </table:table-cell>
          <table:table-cell table:style-name="ce11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porte" table:style-name="ta1">
        <table:table-column table:style-name="co4" table:number-columns-repeated="2" table:default-cell-style-name="Default"/>
        <table:table-column table:style-name="co22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7" calcext:value-type="float">
            <text:p>41,7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3:16:15.7452414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0T13:17:12.990769467</dc:date>
    <meta:editing-duration>P1DT10H14M22S</meta:editing-duration>
    <meta:editing-cycles>58</meta:editing-cycles>
    <meta:generator>LibreOffice/5.1.6.2$Linux_X86_64 LibreOffice_project/10m0$Build-2</meta:generator>
    <meta:document-statistic meta:table-count="7" meta:cell-count="563" meta:object-count="0"/>
  </office:meta>
</office:document-meta>
</file>